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6000002E63A92984D7DF0386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MP0">
      <style:table-properties style:width="17.397cm" fo:margin-left="-0.018cm" style:page-number="auto" fo:break-before="page" table:align="left"/>
    </style:style>
    <style:style style:name="Таблица1.A" style:family="table-column">
      <style:table-column-properties style:column-width="2.438cm"/>
    </style:style>
    <style:style style:name="Таблица1.B" style:family="table-column">
      <style:table-column-properties style:column-width="14.96cm"/>
    </style:style>
    <style:style style:name="Таблица1.A1" style:family="table-cell">
      <style:table-cell-properties fo:padding-left="0.173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Таблица1.B1" style:family="table-cell">
      <style:table-cell-properties fo:padding-left="0.173cm" fo:padding-right="0.191cm" fo:padding-top="0cm" fo:padding-bottom="0cm" fo:border="0.5pt solid #000001" style:writing-mode="lr-tb"/>
    </style:style>
    <style:style style:name="Таблица2" style:family="table">
      <style:table-properties style:width="17.59cm" fo:margin-left="0cm" table:align="left"/>
    </style:style>
    <style:style style:name="Таблица2.A" style:family="table-column">
      <style:table-column-properties style:column-width="5.863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fo:padding="0.097cm" fo:border="0.5pt solid #000000" style:writing-mode="lr-tb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7.59cm" fo:margin-left="0cm" table:align="left"/>
    </style:style>
    <style:style style:name="Таблица3.A" style:family="table-column">
      <style:table-column-properties style:column-width="5.863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fo:padding="0.097cm" fo:border="0.5pt solid #000000" style:writing-mode="lr-tb"/>
    </style:style>
    <style:style style:name="Таблица3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Таблица4" style:family="table">
      <style:table-properties style:width="17.572cm" fo:margin-left="0cm" table:align="left"/>
    </style:style>
    <style:style style:name="Таблица4.A" style:family="table-column">
      <style:table-column-properties style:column-width="5.856cm"/>
    </style:style>
    <style:style style:name="Таблица4.B" style:family="table-column">
      <style:table-column-properties style:column-width="5.858cm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3" style:family="table-row">
      <style:table-row-properties style:min-row-height="0.81cm"/>
    </style:style>
    <style:style style:name="P1" style:family="paragraph" style:parent-style-name="Footer">
      <style:paragraph-properties fo:text-align="center" style:justify-single-word="false"/>
      <style:text-properties fo:language="ru" fo:country="RU"/>
    </style:style>
    <style:style style:name="P2" style:family="paragraph" style:parent-style-name="Footer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size="14pt" fo:language="ru" fo:country="RU" style:font-size-asian="14pt" style:font-size-complex="14pt"/>
    </style:style>
    <style:style style:name="P4" style:family="paragraph" style:parent-style-name="Footer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5" style:family="paragraph" style:parent-style-name="Footer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>
        <style:tab-stops>
          <style:tab-stop style:position="1.64cm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/>
    </style:style>
    <style:style style:name="P9" style:family="paragraph" style:parent-style-name="Standard">
      <style:text-properties fo:font-size="14pt" fo:language="ru" fo:country="RU" style:font-size-asian="14pt" style:font-size-complex="14pt"/>
    </style:style>
    <style:style style:name="P10" style:family="paragraph" style:parent-style-name="Standard">
      <style:text-properties fo:font-size="14pt" fo:language="ru" fo:country="RU" style:font-size-asian="14pt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text-properties fo:language="ru" fo:country="RU"/>
    </style:style>
    <style:style style:name="P15" style:family="paragraph" style:parent-style-name="Standard">
      <style:paragraph-properties fo:text-align="center" style:justify-single-word="false"/>
      <style:text-properties fo:language="ru" fo:country="RU" fo:font-weight="bold" style:font-weight-asian="bold"/>
    </style:style>
    <style:style style:name="P16" style:family="paragraph" style:parent-style-name="Standard">
      <style:text-properties fo:language="ru" fo:country="RU" fo:font-style="italic" style:font-style-asian="italic" style:font-style-complex="italic"/>
    </style:style>
    <style:style style:name="P17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ize-complex="9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size="1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/>
    </style:style>
    <style:style style:name="P23" style:family="paragraph" style:parent-style-name="Standard"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25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language="ru" fo:country="RU" fo:font-weight="bold" style:font-weight-asian="bold"/>
    </style:style>
    <style:style style:name="P26" style:family="paragraph" style:parent-style-name="Standard">
      <style:paragraph-properties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1" style:shadow="none"/>
      <style:text-properties fo:font-size="6pt" style:font-size-asian="6pt" style:font-size-complex="14pt" style:font-weight-complex="bold"/>
    </style:style>
    <style:style style:name="P27" style:family="paragraph" style:parent-style-name="Standard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fo:font-size="14pt" style:font-size-asian="14pt" style:font-size-complex="14pt" style:font-weight-complex="bold"/>
    </style:style>
    <style:style style:name="P28" style:family="paragraph" style:parent-style-name="Standard">
      <style:paragraph-properties fo:margin-left="1.251cm" fo:margin-right="0.997cm" fo:text-indent="1.251cm" style:auto-text-indent="false">
        <style:tab-stops/>
      </style:paragraph-properties>
      <style:text-properties fo:language="ru" fo:country="RU" fo:font-style="italic" style:font-style-asian="italic" style:font-size-complex="9pt"/>
    </style:style>
    <style:style style:name="P29" style:family="paragraph" style:parent-style-name="Table_20_Contents">
      <style:text-properties fo:color="#000000"/>
    </style:style>
    <style:style style:name="P30" style:family="paragraph" style:parent-style-name="Table_20_Contents">
      <style:text-properties fo:color="#000000" fo:language="ru" fo:country="RU"/>
    </style:style>
    <style:style style:name="P31" style:family="paragraph" style:parent-style-name="Footer">
      <style:paragraph-properties fo:margin-left="0cm" fo:margin-right="0cm" fo:text-indent="1.27cm" style:auto-text-indent="false"/>
    </style:style>
    <style:style style:name="P32" style:family="paragraph" style:parent-style-name="Standard"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33" style:family="paragraph" style:parent-style-name="Standard">
      <style:paragraph-properties fo:break-before="pag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34" style:family="paragraph" style:parent-style-name="Footer">
      <style:text-properties fo:font-size="14pt" fo:language="ru" fo:country="RU" style:font-size-asian="14pt" style:font-size-complex="14pt"/>
    </style:style>
    <style:style style:name="P35" style:family="paragraph" style:parent-style-name="Footer">
      <style:text-properties fo:font-size="14pt" fo:language="ru" fo:country="RU" officeooo:paragraph-rsid="001fa440" style:font-size-asian="14pt" style:font-size-complex="14pt"/>
    </style:style>
    <style:style style:name="P36" style:family="paragraph" style:parent-style-name="Footer">
      <style:text-properties fo:font-size="14pt" fo:language="ru" fo:country="RU" officeooo:paragraph-rsid="002019d7" style:font-size-asian="14pt" style:font-size-complex="14pt"/>
    </style:style>
    <style:style style:name="P37" style:family="paragraph" style:parent-style-name="Footer">
      <style:text-properties fo:font-size="14pt" fo:language="ru" fo:country="RU" officeooo:rsid="0022dd90" officeooo:paragraph-rsid="0022dd90" style:font-size-asian="14pt" style:font-size-complex="14pt"/>
    </style:style>
    <style:style style:name="P38" style:family="paragraph" style:parent-style-name="Footer" style:list-style-name="L1">
      <style:text-properties fo:font-size="14pt" fo:language="ru" fo:country="RU" officeooo:rsid="0023453d" officeooo:paragraph-rsid="0023453d" style:font-size-asian="14pt" style:font-size-complex="14pt"/>
    </style:style>
    <style:style style:name="P39" style:family="paragraph" style:parent-style-name="Footer">
      <style:text-properties fo:font-size="14pt" fo:language="ru" fo:country="RU" officeooo:paragraph-rsid="0024e801" style:font-size-asian="14pt" style:font-size-complex="14pt"/>
    </style:style>
    <style:style style:name="P40" style:family="paragraph" style:parent-style-name="Footer">
      <style:text-properties fo:font-size="14pt" fo:language="ru" fo:country="RU" officeooo:rsid="0024e801" officeooo:paragraph-rsid="0026a455" style:font-size-asian="14pt" style:font-size-complex="14pt"/>
    </style:style>
    <style:style style:name="P41" style:family="paragraph" style:parent-style-name="Footer">
      <style:text-properties fo:font-size="14pt" fo:language="ru" fo:country="RU" officeooo:rsid="0026a455" officeooo:paragraph-rsid="0026a455" style:font-size-asian="14pt" style:font-size-complex="14pt"/>
    </style:style>
    <style:style style:name="P42" style:family="paragraph" style:parent-style-name="Footer">
      <style:text-properties fo:font-size="14pt" fo:language="ru" fo:country="RU" officeooo:paragraph-rsid="0026a455" style:font-size-asian="14pt" style:font-size-complex="14pt"/>
    </style:style>
    <style:style style:name="P43" style:family="paragraph" style:parent-style-name="Footer">
      <style:text-properties fo:font-size="14pt" fo:language="ru" fo:country="RU" officeooo:paragraph-rsid="0027262b" style:font-size-asian="14pt" style:font-size-complex="14pt"/>
    </style:style>
    <style:style style:name="P44" style:family="paragraph" style:parent-style-name="Footer">
      <style:text-properties fo:font-size="14pt" fo:language="ru" fo:country="RU" officeooo:paragraph-rsid="0028a4be" style:font-size-asian="14pt" style:font-size-complex="14pt"/>
    </style:style>
    <style:style style:name="P45" style:family="paragraph" style:parent-style-name="Footer">
      <style:text-properties fo:font-size="14pt" fo:language="ru" fo:country="RU" officeooo:rsid="00301526" officeooo:paragraph-rsid="00301526" style:font-size-asian="14pt" style:font-size-complex="14pt"/>
    </style:style>
    <style:style style:name="P46" style:family="paragraph" style:parent-style-name="Footer">
      <style:text-properties fo:font-size="14pt" fo:language="ru" fo:country="RU" officeooo:paragraph-rsid="00445453" style:font-size-asian="14pt" style:font-size-complex="14pt"/>
    </style:style>
    <style:style style:name="P47" style:family="paragraph" style:parent-style-name="Footer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8" style:family="paragraph" style:parent-style-name="Footer">
      <style:text-properties fo:font-size="14pt" fo:language="ru" fo:country="RU" fo:font-weight="bold" officeooo:rsid="0023453d" officeooo:paragraph-rsid="0023453d" style:font-size-asian="14pt" style:font-weight-asian="bold" style:font-size-complex="14pt" style:font-weight-complex="bold"/>
    </style:style>
    <style:style style:name="P49" style:family="paragraph" style:parent-style-name="Footer">
      <style:text-properties fo:font-size="14pt" fo:language="ru" fo:country="RU" fo:font-weight="bold" officeooo:rsid="004034dc" officeooo:paragraph-rsid="004034dc" style:font-size-asian="14pt" style:font-weight-asian="bold" style:font-size-complex="14pt" style:font-weight-complex="bold"/>
    </style:style>
    <style:style style:name="P50" style:family="paragraph" style:parent-style-name="Footer">
      <style:text-properties fo:font-size="14pt" fo:language="ru" fo:country="RU" fo:font-weight="bold" officeooo:rsid="004144c7" officeooo:paragraph-rsid="004144c7" style:font-size-asian="14pt" style:font-weight-asian="bold" style:font-size-complex="14pt" style:font-weight-complex="bold"/>
    </style:style>
    <style:style style:name="P51" style:family="paragraph" style:parent-style-name="Footer">
      <style:text-properties fo:font-size="14pt" fo:language="ru" fo:country="RU" style:text-underline-style="solid" style:text-underline-width="auto" style:text-underline-color="font-color" officeooo:paragraph-rsid="0023453d" style:font-size-asian="14pt" style:font-size-complex="14pt"/>
    </style:style>
    <style:style style:name="P52" style:family="paragraph" style:parent-style-name="Footer">
      <style:text-properties fo:font-size="14pt" fo:language="ru" fo:country="RU" fo:font-weight="normal" officeooo:rsid="0023453d" officeooo:paragraph-rsid="0023453d" style:font-size-asian="14pt" style:font-weight-asian="normal" style:font-size-complex="14pt" style:font-weight-complex="normal"/>
    </style:style>
    <style:style style:name="P53" style:family="paragraph" style:parent-style-name="Footer">
      <style:text-properties fo:font-size="14pt" fo:language="ru" fo:country="RU" fo:font-weight="normal" officeooo:rsid="004034dc" officeooo:paragraph-rsid="004034dc" style:font-size-asian="14pt" style:font-weight-asian="normal" style:font-size-complex="14pt" style:font-weight-complex="normal"/>
    </style:style>
    <style:style style:name="P54" style:family="paragraph" style:parent-style-name="Footer">
      <style:text-properties fo:font-size="14pt" fo:language="ru" fo:country="RU" fo:font-weight="normal" officeooo:rsid="004144c7" officeooo:paragraph-rsid="004144c7" style:font-size-asian="14pt" style:font-weight-asian="normal" style:font-size-complex="14pt" style:font-weight-complex="normal"/>
    </style:style>
    <style:style style:name="P55" style:family="paragraph" style:parent-style-name="Footer">
      <style:text-properties fo:font-size="14pt" fo:language="ru" fo:country="RU" fo:font-weight="normal" officeooo:rsid="00427e8e" officeooo:paragraph-rsid="00427e8e" style:font-size-asian="14pt" style:font-weight-asian="normal" style:font-size-complex="14pt" style:font-weight-complex="normal"/>
    </style:style>
    <style:style style:name="P56" style:family="paragraph" style:parent-style-name="Footer">
      <style:text-properties fo:font-size="14pt" fo:language="en" fo:country="US" officeooo:rsid="002dfa28" officeooo:paragraph-rsid="002dfa28" style:font-size-asian="14pt" style:font-size-complex="14pt"/>
    </style:style>
    <style:style style:name="P57" style:family="paragraph" style:parent-style-name="Footer">
      <style:text-properties fo:font-size="14pt" fo:language="en" fo:country="US" officeooo:rsid="00301526" officeooo:paragraph-rsid="00301526" style:font-size-asian="14pt" style:font-size-complex="14pt"/>
    </style:style>
    <style:style style:name="P58" style:family="paragraph" style:parent-style-name="Footer">
      <style:text-properties fo:font-size="14pt" style:font-size-asian="14pt" style:font-size-complex="14pt"/>
    </style:style>
    <style:style style:name="P59" style:family="paragraph" style:parent-style-name="Footer">
      <style:text-properties fo:font-size="14pt" officeooo:paragraph-rsid="002aa19e" style:font-size-asian="14pt" style:font-size-complex="14pt"/>
    </style:style>
    <style:style style:name="P60" style:family="paragraph" style:parent-style-name="Footer">
      <style:text-properties fo:font-size="14pt" officeooo:rsid="002c7763" officeooo:paragraph-rsid="002c7763" style:font-size-asian="14pt" style:font-size-complex="14pt"/>
    </style:style>
    <style:style style:name="P61" style:family="paragraph" style:parent-style-name="Footer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62" style:family="paragraph" style:parent-style-name="Footer">
      <style:text-properties officeooo:paragraph-rsid="0023453d"/>
    </style:style>
    <style:style style:name="P63" style:family="paragraph" style:parent-style-name="Footer" style:list-style-name="L2">
      <style:text-properties officeooo:paragraph-rsid="0026a455"/>
    </style:style>
    <style:style style:name="P64" style:family="paragraph" style:parent-style-name="Footer">
      <style:text-properties style:font-name="Times New Roman" fo:font-size="12pt" fo:language="ru" fo:country="RU" style:font-size-asian="12pt" style:font-size-complex="12pt"/>
    </style:style>
    <style:style style:name="P65" style:family="paragraph" style:parent-style-name="Footer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66" style:family="paragraph" style:parent-style-name="Footer">
      <style:text-properties style:font-name="Times New Roman" fo:font-size="12pt" style:font-size-asian="12pt" style:font-size-complex="12pt"/>
    </style:style>
    <style:style style:name="P67" style:family="paragraph" style:parent-style-name="Footer">
      <style:text-properties style:font-name="Times New Roman" fo:font-size="12pt" fo:language="en" fo:country="US" fo:font-weight="bold" officeooo:rsid="00445453" officeooo:paragraph-rsid="00445453" style:font-size-asian="12pt" style:font-weight-asian="bold" style:font-size-complex="12pt" style:font-weight-complex="bold"/>
    </style:style>
    <style:style style:name="P68" style:family="paragraph" style:parent-style-name="Footer">
      <style:text-properties style:font-name="Times New Roman" fo:font-size="12pt" fo:font-weight="bold" officeooo:rsid="00445453" officeooo:paragraph-rsid="00445453" style:font-size-asian="12pt" style:font-weight-asian="bold" style:font-size-complex="12pt" style:font-weight-complex="bold"/>
    </style:style>
    <style:style style:name="P69" style:family="paragraph" style:parent-style-name="Footer">
      <style:text-properties style:font-name="Times New Roman" fo:font-size="12pt" fo:font-weight="bold" officeooo:rsid="00462c48" officeooo:paragraph-rsid="00462c48" style:font-size-asian="12pt" style:font-weight-asian="bold" style:font-size-complex="12pt" style:font-weight-complex="bold"/>
    </style:style>
    <style:style style:name="P70" style:family="paragraph" style:parent-style-name="Footer">
      <style:paragraph-properties fo:break-before="page"/>
    </style:style>
    <style:style style:name="P71" style:family="paragraph" style:parent-style-name="Footer">
      <style:paragraph-properties fo:break-before="pag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2" style:family="paragraph" style:parent-style-name="Footer">
      <style:paragraph-properties fo:break-before="page"/>
      <style:text-properties officeooo:paragraph-rsid="0023453d"/>
    </style:style>
    <style:style style:name="P73" style:family="paragraph" style:parent-style-name="Footer">
      <style:paragraph-properties fo:break-before="pag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74" style:family="paragraph" style:parent-style-name="Footer">
      <style:paragraph-properties fo:margin-left="0cm" fo:margin-right="0cm" fo:text-indent="1.27cm" style:auto-text-indent="false"/>
      <style:text-properties officeooo:paragraph-rsid="00462c48"/>
    </style:style>
    <style:style style:name="P75" style:family="paragraph" style:parent-style-name="Table_20_Contents">
      <style:text-properties fo:color="#000000" fo:language="ru" fo:country="RU"/>
    </style:style>
    <style:style style:name="P76" style:family="paragraph" style:parent-style-name="Table_20_Contents">
      <style:text-properties fo:color="#000000" fo:language="ru" fo:country="RU" officeooo:rsid="0039dadd" officeooo:paragraph-rsid="0039dadd"/>
    </style:style>
    <style:style style:name="P77" style:family="paragraph" style:parent-style-name="Table_20_Contents">
      <style:text-properties fo:color="#000000" fo:language="ru" fo:country="RU" officeooo:rsid="0039dadd" officeooo:paragraph-rsid="003bb122"/>
    </style:style>
    <style:style style:name="P78" style:family="paragraph" style:parent-style-name="Table_20_Contents">
      <style:text-properties fo:color="#000000" fo:language="ru" fo:country="RU" officeooo:rsid="003cd944" officeooo:paragraph-rsid="003cd944"/>
    </style:style>
    <style:style style:name="P79" style:family="paragraph" style:parent-style-name="Table_20_Contents">
      <style:text-properties fo:color="#000000" fo:language="ru" fo:country="RU" officeooo:rsid="003df1c8" officeooo:paragraph-rsid="003df1c8"/>
    </style:style>
    <style:style style:name="P80" style:family="paragraph" style:parent-style-name="Table_20_Contents">
      <style:text-properties fo:color="#000000" fo:language="ru" fo:country="RU" officeooo:rsid="003f41a8" officeooo:paragraph-rsid="003f41a8"/>
    </style:style>
    <style:style style:name="P81" style:family="paragraph" style:parent-style-name="Table_20_Contents">
      <style:text-properties fo:color="#000000" fo:language="en" fo:country="US" officeooo:rsid="0039dadd" officeooo:paragraph-rsid="0039dadd"/>
    </style:style>
    <style:style style:name="P82" style:family="paragraph" style:parent-style-name="Table_20_Contents">
      <style:text-properties fo:color="#000000" fo:language="en" fo:country="US" officeooo:rsid="003bb122" officeooo:paragraph-rsid="003bb122"/>
    </style:style>
    <style:style style:name="P83" style:family="paragraph" style:parent-style-name="Table_20_Contents">
      <style:text-properties fo:color="#000000" fo:language="en" fo:country="US" officeooo:rsid="003be4c4" officeooo:paragraph-rsid="003be4c4"/>
    </style:style>
    <style:style style:name="P84" style:family="paragraph" style:parent-style-name="Table_20_Contents">
      <style:text-properties fo:color="#000000" fo:language="en" fo:country="US" officeooo:rsid="003f41a8" officeooo:paragraph-rsid="003f41a8"/>
    </style:style>
    <style:style style:name="T1" style:family="text">
      <style:text-properties fo:font-weight="bold" style:language-asian="en" style:country-asian="US" style:font-weight-asian="bold" style:language-complex="ar" style:country-complex="S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/>
    </style:style>
    <style:style style:name="T6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8" style:family="text">
      <style:text-properties fo:language="ru" fo:country="RU" officeooo:rsid="002aa19e"/>
    </style:style>
    <style:style style:name="T9" style:family="text">
      <style:text-properties fo:language="ru" fo:country="RU" officeooo:rsid="002c7763"/>
    </style:style>
    <style:style style:name="T10" style:family="text">
      <style:text-properties fo:language="ru" fo:country="RU" officeooo:rsid="002e515d"/>
    </style:style>
    <style:style style:name="T11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12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3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 style:font-weight-complex="bold"/>
    </style:style>
    <style:style style:name="T14" style:family="text">
      <style:text-properties fo:font-size="14pt" fo:language="ru" fo:country="RU" style:text-underline-style="solid" style:text-underline-width="auto" style:text-underline-color="font-color" officeooo:rsid="001e32ec" style:text-underline-mode="continuous" style:text-overline-mode="continuous" style:text-line-through-mode="continuous" style:font-size-asian="14pt" style:font-size-complex="14pt" style:font-weight-complex="bold"/>
    </style:style>
    <style:style style:name="T15" style:family="text">
      <style:text-properties fo:font-size="14pt" fo:language="ru" fo:country="RU" style:text-underline-style="solid" style:text-underline-width="auto" style:text-underline-color="font-color" officeooo:rsid="00427e8e" style:text-underline-mode="continuous" style:text-overline-mode="continuous" style:text-line-through-mode="continuous" style:font-size-asian="14pt" style:font-size-complex="14pt"/>
    </style:style>
    <style:style style:name="T16" style:family="text">
      <style:text-properties fo:font-size="14pt" fo:language="ru" fo:country="RU" style:text-underline-style="solid" style:text-underline-width="auto" style:text-underline-color="font-color" officeooo:rsid="001e32ec" style:text-underline-mode="continuous" style:text-overline-mode="continuous" style:text-line-through-mode="continuous" style:font-size-asian="14pt"/>
    </style:style>
    <style:style style:name="T17" style:family="text">
      <style:text-properties fo:font-size="14pt" fo:language="ru" fo:country="RU" style:font-size-asian="14pt"/>
    </style:style>
    <style:style style:name="T18" style:family="text">
      <style:text-properties fo:font-size="14pt" fo:language="ru" fo:country="RU" style:font-size-asian="14pt" style:font-size-complex="14pt"/>
    </style:style>
    <style:style style:name="T19" style:family="text">
      <style:text-properties fo:font-size="14pt" fo:language="ru" fo:country="RU" style:font-size-asian="14pt" style:font-size-complex="14pt" style:font-weight-complex="bold"/>
    </style:style>
    <style:style style:name="T20" style:family="text">
      <style:text-properties fo:font-size="14pt" fo:language="ru" fo:country="RU" officeooo:rsid="00318370" style:font-size-asian="14pt" style:font-size-complex="14pt"/>
    </style:style>
    <style:style style:name="T21" style:family="text">
      <style:text-properties fo:font-size="14pt" fo:language="ru" fo:country="RU" officeooo:rsid="0037effe" style:font-size-asian="14pt" style:font-size-complex="14pt"/>
    </style:style>
    <style:style style:name="T22" style:family="text">
      <style:text-properties fo:font-size="14pt" fo:language="ru" fo:country="RU" officeooo:rsid="0038d3b8" style:font-size-asian="14pt" style:font-size-complex="14pt"/>
    </style:style>
    <style:style style:name="T23" style:family="text">
      <style:text-properties fo:font-size="14pt" fo:language="ru" fo:country="RU" officeooo:rsid="00445453" style:font-size-asian="14pt" style:font-size-complex="14pt"/>
    </style:style>
    <style:style style:name="T24" style:family="text">
      <style:text-properties fo:font-size="14pt" fo:language="ru" fo:country="RU" fo:font-weight="bold" style:font-size-asian="14pt" style:font-weight-asian="bold"/>
    </style:style>
    <style:style style:name="T25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29" style:family="text">
      <style:text-properties fo:font-size="14pt" fo:language="en" fo:country="US" style:font-size-asian="14pt" style:font-size-complex="14pt"/>
    </style:style>
    <style:style style:name="T30" style:family="text">
      <style:text-properties fo:font-size="14pt" fo:language="en" fo:country="US" officeooo:rsid="00318370" style:font-size-asian="14pt" style:font-size-complex="14pt"/>
    </style:style>
    <style:style style:name="T31" style:family="text">
      <style:text-properties officeooo:rsid="001e32ec"/>
    </style:style>
    <style:style style:name="T32" style:family="text">
      <style:text-properties officeooo:rsid="002019d7"/>
    </style:style>
    <style:style style:name="T33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language="en" fo:country="US"/>
    </style:style>
    <style:style style:name="T36" style:family="text">
      <style:text-properties fo:language="en" fo:country="US" officeooo:rsid="002aa19e"/>
    </style:style>
    <style:style style:name="T37" style:family="text">
      <style:text-properties fo:language="en" fo:country="US" officeooo:rsid="00318370"/>
    </style:style>
    <style:style style:name="T38" style:family="text">
      <style:text-properties fo:language="en" fo:country="US" officeooo:rsid="0033220d"/>
    </style:style>
    <style:style style:name="T39" style:family="text">
      <style:text-properties fo:language="en" fo:country="US" officeooo:rsid="003f41a8"/>
    </style:style>
    <style:style style:name="T40" style:family="text">
      <style:text-properties fo:language="en" fo:country="US" officeooo:rsid="00462c48"/>
    </style:style>
    <style:style style:name="T41" style:family="text">
      <style:text-properties fo:language="en" fo:country="US" officeooo:rsid="0046ace6"/>
    </style:style>
    <style:style style:name="T42" style:family="text">
      <style:text-properties fo:language="en" fo:country="US" fo:font-weight="bold" officeooo:rsid="0046ace6" style:font-weight-asian="bold" style:font-weight-complex="bold"/>
    </style:style>
    <style:style style:name="T43" style:family="text">
      <style:text-properties fo:language="en" fo:country="US" officeooo:rsid="00487568"/>
    </style:style>
    <style:style style:name="T44" style:family="text">
      <style:text-properties fo:language="en" fo:country="US" officeooo:rsid="0048ba20"/>
    </style:style>
    <style:style style:name="T45" style:family="text">
      <style:text-properties officeooo:rsid="002145ef"/>
    </style:style>
    <style:style style:name="T46" style:family="text">
      <style:text-properties officeooo:rsid="0022dd90"/>
    </style:style>
    <style:style style:name="T47" style:family="text">
      <style:text-properties officeooo:rsid="0024e801"/>
    </style:style>
    <style:style style:name="T48" style:family="text">
      <style:text-properties officeooo:rsid="0026a455"/>
    </style:style>
    <style:style style:name="T49" style:family="text">
      <style:text-properties officeooo:rsid="0027262b"/>
    </style:style>
    <style:style style:name="T50" style:family="text">
      <style:text-properties fo:font-weight="normal" officeooo:rsid="0027262b" style:font-weight-asian="normal" style:font-weight-complex="normal"/>
    </style:style>
    <style:style style:name="T51" style:family="text">
      <style:text-properties fo:font-weight="normal" officeooo:rsid="0028a4be" style:font-weight-asian="normal" style:font-weight-complex="normal"/>
    </style:style>
    <style:style style:name="T52" style:family="text">
      <style:text-properties officeooo:rsid="002e515d"/>
    </style:style>
    <style:style style:name="T53" style:family="text">
      <style:text-properties officeooo:rsid="00318370"/>
    </style:style>
    <style:style style:name="T54" style:family="text">
      <style:text-properties officeooo:rsid="0033220d"/>
    </style:style>
    <style:style style:name="T55" style:family="text">
      <style:text-properties officeooo:rsid="00343ab2"/>
    </style:style>
    <style:style style:name="T56" style:family="text">
      <style:text-properties officeooo:rsid="0034a267"/>
    </style:style>
    <style:style style:name="T57" style:family="text">
      <style:text-properties officeooo:rsid="0037effe"/>
    </style:style>
    <style:style style:name="T58" style:family="text">
      <style:text-properties officeooo:rsid="0038d3b8"/>
    </style:style>
    <style:style style:name="T59" style:family="text">
      <style:text-properties officeooo:rsid="003bb122"/>
    </style:style>
    <style:style style:name="T60" style:family="text">
      <style:text-properties officeooo:rsid="003cd944"/>
    </style:style>
    <style:style style:name="T61" style:family="text">
      <style:text-properties officeooo:rsid="003df1c8"/>
    </style:style>
    <style:style style:name="T62" style:family="text">
      <style:text-properties officeooo:rsid="003f41a8"/>
    </style:style>
    <style:style style:name="T63" style:family="text">
      <style:text-properties officeooo:rsid="00427e8e"/>
    </style:style>
    <style:style style:name="T64" style:family="text">
      <style:text-properties officeooo:rsid="00462c48"/>
    </style:style>
    <style:style style:name="T65" style:family="text">
      <style:text-properties style:font-name="Times New Roman" fo:font-size="12pt" style:font-size-asian="12pt" style:font-size-complex="12pt"/>
    </style:style>
    <style:style style:name="T66" style:family="text">
      <style:text-properties style:font-name="Times New Roman" fo:font-size="12pt" officeooo:rsid="00462c48" style:font-size-asian="12pt" style:font-size-complex="12pt"/>
    </style:style>
    <style:style style:name="T67" style:family="text">
      <style:text-properties style:font-name="Times New Roman" fo:font-size="12pt" fo:language="ru" fo:country="RU" style:font-size-asian="12pt" style:font-size-complex="12pt"/>
    </style:style>
    <style:style style:name="T68" style:family="text">
      <style:text-properties style:font-name="Times New Roman" fo:font-size="12pt" style:letter-kerning="false" style:font-size-asian="12pt" style:font-name-complex="Lucida Console" style:font-size-complex="12pt" style:language-complex="ar" style:country-complex="SA"/>
    </style:style>
    <style:style style:name="T69" style:family="text">
      <style:text-properties style:font-name="Times New Roman" fo:font-size="12pt" officeooo:rsid="00462c48" style:letter-kerning="false" style:font-size-asian="12pt" style:font-name-complex="Lucida Console" style:font-size-complex="12pt" style:language-complex="ar" style:country-complex="SA"/>
    </style:style>
    <style:style style:name="T70" style:family="text">
      <style:text-properties officeooo:rsid="00487568"/>
    </style:style>
    <style:style style:name="T71" style:family="text">
      <style:text-properties officeooo:rsid="0048ba20"/>
    </style:style>
    <style:style style:name="T72" style:family="text">
      <style:text-properties officeooo:rsid="004a141c"/>
    </style:style>
    <style:style style:name="fr1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<draw:frame draw:style-name="fr1" draw:name="Изображение1" text:anchor-type="paragraph" svg:x="-0.039cm" svg:y="0.582cm" svg:width="2.037cm" style:rel-width="scale" svg:height="2.302cm" style:rel-height="scale" draw:z-index="0"><draw:image xlink:href="Pictures/1000000000000286000002E63A92984D7DF03862.jpg" xlink:type="simple" xlink:show="embed" xlink:actuate="onLoad" loext:mime-type="image/png"/></draw:frame><text:span text:style-name="Основной_20_шрифт_20_абзаца"><text:span text:style-name="T1"/></text:span></text:p>
          </table:table-cell>
          <table:table-cell table:style-name="Таблица1.B1" office:value-type="string">
            <text:p text:style-name="P15">Министерство образования и науки Российской Федерации</text:p>
            <text:p text:style-name="P15">Федеральное государственное бюджетное образовательное учреждение</text:p>
            <text:p text:style-name="P15">высшего образования</text:p>
            <text:p text:style-name="P25">«Московский государственный технический университет</text:p>
            <text:p text:style-name="P25">имени Н.Э. Баумана</text:p>
            <text:p text:style-name="P15">(национальный исследовательский университет)»</text:p>
            <text:p text:style-name="P18"><text:span text:style-name="Основной_20_шрифт_20_абзаца"><text:span text:style-name="T5">(МГТУ им. </text:span></text:span><text:span text:style-name="Основной_20_шрифт_20_абзаца"><text:span text:style-name="T2">Н.Э. Баумана)</text:span></text:span></text:p>
          </table:table-cell>
        </table:table-row>
      </table:table>
      <text:p text:style-name="P26"/>
      <text:p text:style-name="P27"/>
      <text:p text:style-name="Standard"><text:span text:style-name="Основной_20_шрифт_20_абзаца"><text:span text:style-name="T4">ФАКУЛЬТЕТ </text:span></text:span><text:span text:style-name="Основной_20_шрифт_20_абзаца"><text:span text:style-name="T6"><text:s text:c="30"/>Информатика и системы управления <text:s text:c="41"/></text:span></text:span></text:p>
      <text:p text:style-name="Standard"><text:span text:style-name="Основной_20_шрифт_20_абзаца"><text:span text:style-name="T4">КАФЕДРА <text:s text:c="5"/></text:span></text:span><text:span text:style-name="Основной_20_шрифт_20_абзаца"><text:span text:style-name="T7"><text:s text:c="12"/>Программное обеспечение ЭВМ и информационные технологии <text:s text:c="12"/></text:span></text:span></text:p>
      <text:p text:style-name="P16"/>
      <text:p text:style-name="P7"/>
      <text:p text:style-name="P11"/>
      <text:p text:style-name="P19">ЛАБОРАТОРНАЯ РАБОТА №<text:span text:style-name="T72">3</text:span>.</text:p>
      <text:p text:style-name="P12"/>
      <text:p text:style-name="P11"/>
      <text:p text:style-name="Standard"><text:span text:style-name="Основной_20_шрифт_20_абзаца"><text:span text:style-name="T13">Студент <text:s text:c="35"/></text:span></text:span><text:span text:style-name="Основной_20_шрифт_20_абзаца"><text:span text:style-name="T14">Мицевич Максим</text:span></text:span><text:span text:style-name="Основной_20_шрифт_20_абзаца"><text:span text:style-name="T13"> <text:s/></text:span></text:span><text:span text:style-name="Основной_20_шрифт_20_абзаца"><text:span text:style-name="T14">Дмитриевич <text:s text:c="3"/></text:span></text:span><text:span text:style-name="Основной_20_шрифт_20_абзаца"><text:span text:style-name="T13"><text:s text:c="25"/></text:span></text:span></text:p>
      <text:p text:style-name="P20"><text:s text:c="8"/>фамилия, имя, отчество</text:p>
      <text:p text:style-name="P7"/>
      <text:p text:style-name="Standard"><text:span text:style-name="Основной_20_шрифт_20_абзаца"><text:span text:style-name="T19">Группа</text:span></text:span><text:span text:style-name="Основной_20_шрифт_20_абзаца"><text:span text:style-name="T13"> <text:s text:c="7"/>ИУ7-31Б <text:s text:c="5"/></text:span></text:span></text:p>
      <text:p text:style-name="P10"/>
      <text:p text:style-name="Standard"><text:span text:style-name="Основной_20_шрифт_20_абзаца"><text:span text:style-name="T17">Студент<text:tab/><text:tab/><text:tab/><text:tab/><text:tab/></text:span></text:span><text:span text:style-name="Основной_20_шрифт_20_абзаца"><text:span text:style-name="T11"> <text:s text:c="33"/></text:span></text:span><text:span text:style-name="Основной_20_шрифт_20_абзаца"><text:span text:style-name="T17"><text:s text:c="2"/></text:span></text:span><text:span text:style-name="Основной_20_шрифт_20_абзаца"><text:span text:style-name="T11"><text:s text:c="8"/></text:span></text:span><text:span text:style-name="Основной_20_шрифт_20_абзаца"><text:span text:style-name="T16">Мицевич М. Д. </text:span></text:span><text:span text:style-name="Основной_20_шрифт_20_абзаца"><text:span text:style-name="T11"><text:s text:c="12"/></text:span></text:span></text:p>
      <text:p text:style-name="P28"><text:tab/><text:tab/><text:tab/><text:tab/> <text:s text:c="8"/>подпись, дата <text:s text:c="18"/>фамилия, и.о. <text:s text:c="11"/></text:p>
      <text:p text:style-name="P17"/>
      <text:p text:style-name="Standard"><text:span text:style-name="Основной_20_шрифт_20_абзаца"><text:span text:style-name="T17">Проверяющий<text:tab/><text:tab/><text:tab/></text:span></text:span><text:span text:style-name="Основной_20_шрифт_20_абзаца"><text:span text:style-name="T11"> <text:s text:c="34"/></text:span></text:span><text:span text:style-name="Основной_20_шрифт_20_абзаца"><text:span text:style-name="T24"><text:s text:c="2"/></text:span></text:span><text:span text:style-name="Основной_20_шрифт_20_абзаца"><text:span text:style-name="T11"><text:s text:c="17"/></text:span></text:span><text:span text:style-name="Основной_20_шрифт_20_абзаца"><text:span text:style-name="T24"><text:s/></text:span></text:span></text:p>
      <text:p text:style-name="P28"><text:tab/><text:tab/><text:tab/><text:tab/> <text:s text:c="8"/>подпись, дата <text:s text:c="18"/>фамилия, и.о. <text:s text:c="11"/></text:p>
      <text:p text:style-name="P17"/>
      <text:p text:style-name="P14"/>
      <text:p text:style-name="P22"/>
      <text:p text:style-name="P9">Оценка <text:s/>__________________________________ <text:s text:c="2"/></text:p>
      <text:p text:style-name="P21"/>
      <text:p text:style-name="P22"/>
      <text:p text:style-name="P22"/>
      <text:p text:style-name="P22"/>
      <text:p text:style-name="P22"/>
      <text:p text:style-name="P22"/>
      <text:p text:style-name="P8"/>
      <text:p text:style-name="P24"/>
      <text:p text:style-name="P23"/>
      <text:p text:style-name="P23"/>
      <text:p text:style-name="P23"/>
      <text:p text:style-name="P23"/>
      <text:p text:style-name="P33"/>
      <text:p text:style-name="P61">1. Описание условия задачи</text:p>
      <text:p text:style-name="P61"/>
      <text:p text:style-name="P35">Разреженная (содержащая много нулей) матрица хранится в форме 3-х объектов: - вектор A содержит значения ненулевых элементов; - вектор JA содержит номера столбцов для элементов вектора A; - связный список IA, в элементе Nk которого находится номер компонент в A и JA, с которых начинается описание строки Nk матрицы A. </text:p>
      <text:p text:style-name="P35">1. Смоделировать операцию умножения матрицы и вектора-столбца, хранящихся в этой форме, с получением результата в той же форме. </text:p>
      <text:p text:style-name="P35">2. Произвести операцию умножения, применяя стандартный алгоритм работы с матрицами. </text:p>
      <text:p text:style-name="P35">3. Сравнить время выполнения операций и объем памяти при использовании этих 2-х алгоритмов при различном проценте заполнения матриц. </text:p>
      <text:p text:style-name="P3">4. Предоставить возможность ввода/вывода матриц в различных формах.</text:p>
      <text:p text:style-name="P3"/>
      <text:p text:style-name="P3"/>
      <text:p text:style-name="P62"><text:span text:style-name="Основной_20_шрифт_20_абзаца"><text:span text:style-name="T33"/></text:span></text:p>
      <text:p text:style-name="P72"><text:span text:style-name="Основной_20_шрифт_20_абзаца"><text:span text:style-name="T33">2. Техническое задание</text:span></text:span></text:p>
      <text:p text:style-name="P2"/>
      <text:p text:style-name="P2">1. Описание исходных данных</text:p>
      <text:p text:style-name="P36">Все входные данные являются строками. <text:span text:style-name="T32">В </text:span>цикле вводятся с клавиатуру числа от 0 до <text:span text:style-name="T32">11</text:span>, которые определяют дальнейшие поведение программы. </text:p>
      <text:p text:style-name="P36"/>
      <text:p text:style-name="P36"><text:span text:style-name="T34">Формат ввода:</text:span> </text:p>
      <text:p text:style-name="P36">Возможные пункты меню, которые можно выбрать, введя число с клавиатуры: </text:p>
      <text:p text:style-name="P36">0 — завершение программы </text:p>
      <text:p text:style-name="P36">1 — <text:span text:style-name="T32">генерирование файла с матрицей и чтение данных в матрицы из этого файла</text:span> </text:p>
      <text:p text:style-name="P36">2 — <text:s/><text:span text:style-name="T32">генерирование файла с столбцом и чтение данных в столбцы из этого файла</text:span></text:p>
      <text:p text:style-name="P36">3 — <text:span text:style-name="T32">печать матрицы в обычном виде</text:span></text:p>
      <text:p text:style-name="P36">4 — <text:span text:style-name="T32">печать столбца в обычном виде</text:span> </text:p>
      <text:p text:style-name="P36">5 — <text:span text:style-name="T32">печать матрицы в виде 3 объектов</text:span></text:p>
      <text:p text:style-name="P36">6 — <text:span text:style-name="T32">печать столбца в виде 2 объектов</text:span> </text:p>
      <text:p text:style-name="P36">7 — <text:span text:style-name="T45">чтение матрицы с консоли</text:span> </text:p>
      <text:p text:style-name="P36">8 — <text:span text:style-name="T45">чтение вектора с консоли</text:span> </text:p>
      <text:p text:style-name="P36">9 — <text:span text:style-name="T46">обычное умножение матрицы на вектор</text:span> </text:p>
      <text:p text:style-name="P36">10 — <text:span text:style-name="T46">умножение разреженной матрицы на разреженный вектор</text:span></text:p>
      <text:p text:style-name="P37">11 — получение результатов по времени</text:p>
      <text:p text:style-name="P37">При чтение матрицы или (вектора) из сгенерированного файла вводится размер матрицы (вектора), минимальное число в матрице (векторе), максимальное число в матрице (векторе), а также процент разреженности матрицы(вектора). При чтении матрицы (вектора) из стандартного потока ввода вводится размер матрицы (вектора) и ее (его) элементы.</text:p>
      <text:p text:style-name="P36"/>
      <text:p text:style-name="P51">Ограничения: <text:s/></text:p>
      <text:list xml:id="list3089992336" text:style-name="L1">
        <text:list-item>
          <text:p text:style-name="P38">Минимальное число в генерируемой матрице не может быть равно 0</text:p>
        </text:list-item>
        <text:list-item>
          <text:p text:style-name="P38">Максимальное число в генерируемой матрице не может быть равно 0</text:p>
        </text:list-item>
        <text:list-item>
          <text:p text:style-name="P38">Количество столбцов в матрице должно совпадать с количеством строк в векторе-столбце</text:p>
        </text:list-item>
      </text:list>
      <text:p text:style-name="P48"/>
      <text:p text:style-name="P48">2. Описание результата программы</text:p>
      <text:p text:style-name="P52">При корректных входных данных будет выполнен один из пунктов меню, <text:span text:style-name="T47">иначе выведено сообщение об ошибке.</text:span></text:p>
      <text:p text:style-name="P39"><text:span text:style-name="T34">Формат вывода:</text:span> </text:p>
      <text:p text:style-name="P40">Обычная матрица выводится построчно. Матрица, хранящаяся в виде трех объектов выводится следующим образом: сначала печатается вектор <text:span text:style-name="T48">с</text:span> значени<text:span text:style-name="T48">ями ненулевых элементов матрицы</text:span>, затем печатается вектор с номерами столбцов, в которых хранятся элементы из вектора значений, затем выводится связанный список, в котором хранятся индексы элементов из первых двух векторов, с которых начинаются соответствующие строки. </text:p>
      <text:p text:style-name="P40"><text:soft-page-break/>Вектор-столбец выводится поэлементно на каждой строке. Вектор-столбец в виде двух объектов выводится следующим образом: сначала выводится на экран вектор с значениями <text:span text:style-name="T48">ненулевых</text:span> элементов в векторе-столбце, затем выводится вектор, в котором содержатся номера строк соответствующих элементов из вектора значений.</text:p>
      <text:p text:style-name="P41">Таблица с временем работы содержит три столбца: процент нулей в матрице, время работы стандартного метода в секундах, время работы метода для разреженных матриц в секундах. Также перед таблицей печатается размер матрицы, для которой выполняется умножение.</text:p>
      <text:p text:style-name="P42"><text:span text:style-name="T34">Ограничения:</text:span> </text:p>
      <text:list xml:id="list3442820799" text:style-name="L2">
        <text:list-item>
          <text:p text:style-name="P63"><text:span text:style-name="T18">Время работы сортировки содержит максимум 7 значащих цифр</text:span></text:p>
          <text:p text:style-name="P63"><text:span text:style-name="T18"><text:s/></text:span></text:p>
        </text:list-item>
      </text:list>
      <text:p text:style-name="P42"><text:span text:style-name="T3">3. Описание задачи, реализуемой программой</text:span> </text:p>
      <text:p text:style-name="P41">Программа выполняет умножение матрицы на вектор-столбец, хранящихся в разный форматах. <text:span text:style-name="T49">Возможен ввод матрицы и вектора-столбца и их вывод в разных форматах.</text:span></text:p>
      <text:p text:style-name="P41"/>
      <text:p text:style-name="P43"><text:span text:style-name="T3">4. Способ обращения к программе</text:span> </text:p>
      <text:p text:style-name="P43">Обращение к программе происходит с помощью стандартных потоков ввода и вывода. </text:p>
      <text:p text:style-name="P43"/>
      <text:p text:style-name="P43"><text:span text:style-name="T3">5. Описание возможных аварийных ситуаций и ошибок пользователя</text:span></text:p>
      <text:p text:style-name="P44"><text:span text:style-name="T50">Ошибки операционной системы при работе с динамической памятью и файлами. Выход за ограничения минимального значения, максимального значения, размера матрицы (вектора) или процента нулей в матрице (векторе) при ее (его) генерации. </text:span><text:span text:style-name="T51">Неправильный размер или значения матрицы (вектора) при ее (его) в вводе из стандартного потока ввода. </text:span>Во всех указанных случаях программа завершится корректно и сообщит об ошибке. </text:p>
      <text:p text:style-name="P2"/>
      <text:p text:style-name="P2"/>
      <text:p text:style-name="P73">3. Описание внутренних структур данных</text:p>
      <text:p text:style-name="P2"/>
      <text:p text:style-name="P3">Для хранения обычных матриц была выбрана данная структура:</text:p>
      <text:p text:style-name="P58">typedef int elem_t;</text:p>
      <text:p text:style-name="P58"/>
      <text:p text:style-name="P58">typedef struct</text:p>
      <text:p text:style-name="P58">{</text:p>
      <text:p text:style-name="P58"><text:s text:c="4"/>size_t rows;</text:p>
      <text:p text:style-name="P58"><text:s text:c="4"/>size_t columns;</text:p>
      <text:p text:style-name="P58"><text:s text:c="4"/>elem_t **matrix;</text:p>
      <text:p text:style-name="P58">}matrix_t;</text:p>
      <text:p text:style-name="P59"><text:span text:style-name="T8">поле </text:span><text:span text:style-name="T36">rows </text:span><text:span text:style-name="T8">отвечает за количество строк в матрице, поле </text:span><text:span text:style-name="T36">columns </text:span><text:span text:style-name="T8">за количество столбцов в матрице, </text:span><text:span text:style-name="T36">matrix – </text:span><text:span text:style-name="T9">указатель на динамическую матрицу.</text:span></text:p>
      <text:p text:style-name="P60"><text:span text:style-name="T4">В динамической матрице отдельными блоками выделяются массив указателей на строки и каждая строка.</text:span></text:p>
      <text:p text:style-name="P60"><text:span text:style-name="T4"/></text:p>
      <text:p text:style-name="P3">Для хранения матрицы в указанной форме используются данные структуры, они были выбраны в связи с тем, чтобы уменьшить количество занимаемой памяти и время обработки для разреженных матриц.</text:p>
      <text:p text:style-name="P3">struct row_start</text:p>
      <text:p text:style-name="P3">{</text:p>
      <text:p text:style-name="P3"><text:s text:c="4"/>size_t index;</text:p>
      <text:p text:style-name="P3"><text:s text:c="4"/>struct row_start *next;</text:p>
      <text:p text:style-name="P3">};</text:p>
      <text:p text:style-name="P3"/>
      <text:p text:style-name="P3">typedef struct row_start row_start_t;</text:p>
      <text:p text:style-name="P3"/>
      <text:p text:style-name="P3">typedef int pelem_t;</text:p>
      <text:p text:style-name="P3"/>
      <text:p text:style-name="P3">typedef struct</text:p>
      <text:p text:style-name="P3">{</text:p>
      <text:p text:style-name="P3"><text:s text:c="4"/>pelem_t *values;</text:p>
      <text:p text:style-name="P3"><text:s text:c="4"/>size_t *columns_numbers;</text:p>
      <text:p text:style-name="P3"><text:s text:c="4"/>size_t columns;</text:p>
      <text:p text:style-name="P3"><text:s text:c="4"/>size_t columns_allocated;</text:p>
      <text:p text:style-name="P3"><text:s text:c="4"/>row_start_t *head_row_starts;</text:p>
      <text:p text:style-name="P3">}pmatrix_t;</text:p>
      <text:p text:style-name="P3"/>
      <text:p text:style-name="P56">values – <text:span text:style-name="T4">вектор с значениями, </text:span><text:span text:style-name="T52">column_numbers – </text:span><text:span text:style-name="T10">номера столбцов элементов из первого вектора, </text:span><text:span text:style-name="T52">columns – </text:span><text:span text:style-name="T10">количество элементов в первых двух векторах, </text:span><text:span text:style-name="T52">columns_allocated – </text:span><text:span text:style-name="T10">количество элементов, под которые выделена память в первых двух векторах, </text:span><text:span text:style-name="T52">head_row_starts – </text:span><text:span text:style-name="T10">связанный список, в котором хранятся индексы </text:span><text:soft-page-break/><text:span text:style-name="T10">элементов из первых двух векторов, с которых начинаются соответствующие строки. </text:span></text:p>
      <text:p text:style-name="P56"><text:span text:style-name="T10"/></text:p>
      <text:p text:style-name="P57"><text:span text:style-name="T10">В</text:span><text:span text:style-name="T4">ектор-столбец хранится аналогично матрице. </text:span></text:p>
      <text:p text:style-name="P57"><text:span text:style-name="T4">В нормальном виде:</text:span></text:p>
      <text:p text:style-name="P57"><text:span text:style-name="T4">typedef struct</text:span></text:p>
      <text:p text:style-name="P57"><text:span text:style-name="T4">{</text:span></text:p>
      <text:p text:style-name="P57"><text:span text:style-name="T4"><text:s text:c="4"/>size_t rows;</text:span></text:p>
      <text:p text:style-name="P57"><text:span text:style-name="T4"><text:s text:c="4"/>elem_t *column;</text:span></text:p>
      <text:p text:style-name="P57"><text:span text:style-name="T4">}column_t;</text:span></text:p>
      <text:p text:style-name="P57"><text:span text:style-name="T4"/></text:p>
      <text:p text:style-name="P45">В виде двух объектов:</text:p>
      <text:p text:style-name="P45">typedef struct</text:p>
      <text:p text:style-name="P45">{</text:p>
      <text:p text:style-name="P45"><text:s text:c="4"/>pelem_t *values;</text:p>
      <text:p text:style-name="P45"><text:s text:c="4"/>size_t *columns_numbers;</text:p>
      <text:p text:style-name="P45"><text:s text:c="4"/>size_t columns;</text:p>
      <text:p text:style-name="P45"><text:s text:c="4"/>size_t columns_allocated;</text:p>
      <text:p text:style-name="P45">}pvector_t;</text:p>
      <text:p text:style-name="P45"/>
      <text:p text:style-name="Footer"><text:span text:style-name="Основной_20_шрифт_20_абзаца"><text:span text:style-name="T20">Д</text:span></text:span><text:span text:style-name="Основной_20_шрифт_20_абзаца"><text:span text:style-name="T18">ля матрицы </text:span></text:span><text:span text:style-name="Основной_20_шрифт_20_абзаца"><text:span text:style-name="T20">512</text:span></text:span><text:span text:style-name="Основной_20_шрифт_20_абзаца"><text:span text:style-name="T18">*</text:span></text:span><text:span text:style-name="Основной_20_шрифт_20_абзаца"><text:span text:style-name="T20">512</text:span></text:span><text:span text:style-name="Основной_20_шрифт_20_абзаца"><text:span text:style-name="T18"> </text:span></text:span><text:span text:style-name="Основной_20_шрифт_20_абзаца"><text:span text:style-name="T26">c</text:span></text:span><text:span text:style-name="Основной_20_шрифт_20_абзаца"><text:span text:style-name="T18"> </text:span></text:span><text:span text:style-name="Основной_20_шрифт_20_абзаца"><text:span text:style-name="T20">25</text:span></text:span><text:span text:style-name="Основной_20_шрифт_20_абзаца"><text:span text:style-name="T18">%-ой заполненностью</text:span></text:span><text:span text:style-name="Основной_20_шрифт_20_абзаца"><text:span text:style-name="T29"> </text:span></text:span><text:span text:style-name="Основной_20_шрифт_20_абзаца"><text:span text:style-name="T30">н</text:span></text:span><text:span text:style-name="Основной_20_шрифт_20_абзаца"><text:span text:style-name="T30">а </text:span></text:span><text:span text:style-name="Основной_20_шрифт_20_абзаца"><text:span text:style-name="T20">64-б</text:span></text:span><text:span text:style-name="Основной_20_шрифт_20_абзаца"><text:span text:style-name="T20">итной машине с</text:span></text:span><text:span text:style-name="Основной_20_шрифт_20_абзаца"><text:span text:style-name="T20"> int == </text:span></text:span><text:span text:style-name="Основной_20_шрифт_20_абзаца"><text:span text:style-name="T20">4 байта</text:span></text:span><text:span text:style-name="Основной_20_шрифт_20_абзаца"><text:span text:style-name="T29"> </text:span></text:span><text:span text:style-name="Основной_20_шрифт_20_абзаца"><text:span text:style-name="T18">будет занята соответствующая память:</text:span></text:span></text:p>
      <text:p text:style-name="P3">Матрица: 8*<text:span text:style-name="T37">3</text:span> + <text:span text:style-name="T53">8*512 + 512</text:span>*<text:span text:style-name="T53">512</text:span>*4 = <text:span text:style-name="T53">33Мб</text:span></text:p>
      <text:p text:style-name="P3">Указанный вид: 8*<text:span text:style-name="T53">5</text:span> <text:span text:style-name="T53">+</text:span> <text:span text:style-name="T53">256*256*2*4</text:span> <text:span text:style-name="T53">+ 16*512 </text:span>= <text:span text:style-name="T54">8,6</text:span><text:span text:style-name="T38">M</text:span><text:span text:style-name="T54">б</text:span></text:p>
      <text:p text:style-name="P3">Выигрышь в <text:span text:style-name="T54">3,8</text:span> раз<text:span text:style-name="T54">а</text:span>.</text:p>
      <text:p text:style-name="P3"/>
      <text:p text:style-name="P2"/>
      <text:p text:style-name="P73">4. Алгоритм</text:p>
      <text:p text:style-name="P2"/>
      <text:p text:style-name="P2">Алгоритм обычного умножения(матрица хранится по <text:span text:style-name="T55">строкам</text:span>):</text:p>
      <text:p text:style-name="P3">1. Перемножаем попарно <text:span text:style-name="T56">числа из строки матрицы и соответствующие им числа из столбца вектора и находим сумму этих перемножений</text:span>.</text:p>
      <text:p text:style-name="P3">2. Записываем получившееся число в результирующ<text:span text:style-name="T56">ий вектор-столбец</text:span>.</text:p>
      <text:p text:style-name="P3">3. Переходим в следующ<text:span text:style-name="T56">ую строку</text:span> и повторяем пункты 1-2.</text:p>
      <text:p text:style-name="P3"/>
      <text:p text:style-name="P2">Алгоритм умножения:</text:p>
      <text:p text:style-name="Footer"><text:span text:style-name="Основной_20_шрифт_20_абзаца"><text:span text:style-name="T18">1. </text:span></text:span><text:span text:style-name="Основной_20_шрифт_20_абзаца"><text:span text:style-name="T21">Идем по каждому ненулевому элементу строки матрицы</text:span></text:span><text:span text:style-name="Основной_20_шрифт_20_абзаца"><text:span text:style-name="T26">.</text:span></text:span></text:p>
      <text:p text:style-name="P3">2. <text:span text:style-name="T57">Проверяем есть ли в матрице столбце ненулевой элемент на нужной позиции, если такой есть, то умножаем его на элемент строки и находим сумму этих перемножений</text:span>.</text:p>
      <text:p text:style-name="P3">3. Записываем получившееся число(если оно не ноль) в результирующ<text:span text:style-name="T58">ий вектор-столбец</text:span>.</text:p>
      <text:p text:style-name="Footer"><text:span text:style-name="Основной_20_шрифт_20_абзаца"><text:span text:style-name="T18">4. Повторяем 1- 3, пока не дойдем до конца </text:span></text:span><text:span text:style-name="Основной_20_шрифт_20_абзаца"><text:span text:style-name="T22">связанного списка, в котором хранятся индексы начала строк</text:span></text:span><text:span text:style-name="Основной_20_шрифт_20_абзаца"><text:span text:style-name="T18">.</text:span></text:span></text:p>
      <text:p text:style-name="P2"/>
      <text:p text:style-name="Footer"><text:span text:style-name="Основной_20_шрифт_20_абзаца"><text:span text:style-name="T27"/></text:span></text:p>
      <text:p text:style-name="P70"><text:span text:style-name="Основной_20_шрифт_20_абзаца"><text:span text:style-name="T27">5. </text:span></text:span><text:span text:style-name="Основной_20_шрифт_20_абзаца"><text:span text:style-name="T25">Тесты</text:span></text:span></text:p>
      <text:p text:style-name="P2"/>
      <text:p text:style-name="P4">Позитивные тесты: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30">Входные данные</text:p>
          </table:table-cell>
          <table:table-cell table:style-name="Таблица2.A1" office:value-type="string">
            <text:p text:style-name="P30">Что проверяем</text:p>
          </table:table-cell>
          <table:table-cell table:style-name="Таблица2.C1" office:value-type="string">
            <text:p text:style-name="P30">Ожидаемый выходной резултат</text:p>
          </table:table-cell>
        </table:table-row>
        <table:table-row>
          <table:table-cell table:style-name="Таблица2.A2" office:value-type="string">
            <text:p text:style-name="P30">Выбор: обычное умножение</text:p>
            <text:p text:style-name="P76">123</text:p>
            <text:p text:style-name="P76">020</text:p>
            <text:p text:style-name="P76">456</text:p>
            <text:p text:style-name="P76"/>
            <text:p text:style-name="P76">1</text:p>
            <text:p text:style-name="P76">2</text:p>
            <text:p text:style-name="P76">0</text:p>
          </table:table-cell>
          <table:table-cell table:style-name="Таблица2.A2" office:value-type="string">
            <text:p text:style-name="P30">Обычный тест</text:p>
          </table:table-cell>
          <table:table-cell table:style-name="Таблица2.C2" office:value-type="string">
            <text:p text:style-name="P81">5</text:p>
            <text:p text:style-name="P81">4</text:p>
            <text:p text:style-name="P81">14</text:p>
          </table:table-cell>
        </table:table-row>
        <table:table-row>
          <table:table-cell table:style-name="Таблица2.A2" office:value-type="string">
            <text:p text:style-name="P30">Выбор: умножение <text:span text:style-name="T59">методом для разреженной матрицы</text:span></text:p>
            <text:p text:style-name="P77">123</text:p>
            <text:p text:style-name="P77">020</text:p>
            <text:p text:style-name="P77">456</text:p>
            <text:p text:style-name="P77"/>
            <text:p text:style-name="P77">1</text:p>
            <text:p text:style-name="P77">2</text:p>
            <text:p text:style-name="P77">0</text:p>
          </table:table-cell>
          <table:table-cell table:style-name="Таблица2.A2" office:value-type="string">
            <text:p text:style-name="P30">Обычный тест</text:p>
          </table:table-cell>
          <table:table-cell table:style-name="Таблица2.C2" office:value-type="string">
            <text:p text:style-name="P82">5 4 14</text:p>
            <text:p text:style-name="P82">0 1 2</text:p>
            <text:p text:style-name="P83"/>
          </table:table-cell>
        </table:table-row>
        <table:table-row>
          <table:table-cell table:style-name="Таблица2.A2" office:value-type="string">
            <text:p text:style-name="P30">Выбор: <text:span text:style-name="T60">генерация матрицы</text:span></text:p>
            <text:p text:style-name="P78">Размер 5 5</text:p>
            <text:p text:style-name="P78">Минимальное число -10</text:p>
            <text:p text:style-name="P78">Максимальное число 10</text:p>
            <text:p text:style-name="P78">Процент нулей 50</text:p>
          </table:table-cell>
          <table:table-cell table:style-name="Таблица2.A2" office:value-type="string">
            <text:p text:style-name="P78">Проверка на создание матрицы</text:p>
          </table:table-cell>
          <table:table-cell table:style-name="Таблица2.C2" office:value-type="string">
            <text:p text:style-name="P78">Создан файл содержащий матрицу из случайных чисел от -10 до 10 и на 50% заполненный нулями</text:p>
          </table:table-cell>
        </table:table-row>
      </table:table>
      <text:p text:style-name="P4"/>
      <text:p text:style-name="P4">Негативные тесты: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30">Входные данные</text:p>
          </table:table-cell>
          <table:table-cell table:style-name="Таблица3.A1" office:value-type="string">
            <text:p text:style-name="P30">Что проверяем</text:p>
          </table:table-cell>
          <table:table-cell table:style-name="Таблица3.C1" office:value-type="string">
            <text:p text:style-name="P30">Ожидаемый выходной результат</text:p>
          </table:table-cell>
        </table:table-row>
        <table:table-row>
          <table:table-cell table:style-name="Таблица3.A2" office:value-type="string">
            <text:p text:style-name="P30">Выбор: ввод <text:span text:style-name="T61">матрицы</text:span></text:p>
            <text:p text:style-name="P79">Размер 1000000 1000000</text:p>
          </table:table-cell>
          <table:table-cell table:style-name="Таблица3.A2" office:value-type="string">
            <text:p text:style-name="P30">Проверка на выделение памяти</text:p>
          </table:table-cell>
          <table:table-cell table:style-name="Таблица3.C2" office:value-type="string">
            <text:p text:style-name="P79">Код возврата равен 10</text:p>
          </table:table-cell>
        </table:table-row>
        <table:table-row>
          <table:table-cell table:style-name="Таблица3.A2" office:value-type="string">
            <text:p text:style-name="P30">Выбор: <text:span text:style-name="T61">умножение матрицы на вектор</text:span></text:p>
            <text:p text:style-name="P79">Размер матрицы равен 10 5</text:p>
            <text:p text:style-name="P79">Размер вектора равен 9</text:p>
          </table:table-cell>
          <table:table-cell table:style-name="Таблица3.A2" office:value-type="string">
            <text:p text:style-name="P79">Проверка на возможность умножения</text:p>
          </table:table-cell>
          <table:table-cell table:style-name="Таблица3.C2" office:value-type="string">
            <text:p text:style-name="P29">Wrong <text:span text:style-name="T39">sizes</text:span></text:p>
          </table:table-cell>
        </table:table-row>
        <table:table-row>
          <table:table-cell table:style-name="Таблица3.A2" office:value-type="string">
            <text:p text:style-name="P30">Выбор: ввод <text:span text:style-name="T62">матрицы</text:span></text:p>
            <text:p text:style-name="P80">2 2</text:p>
            <text:p text:style-name="P84">f</text:p>
          </table:table-cell>
          <table:table-cell table:style-name="Таблица3.A2" office:value-type="string">
            <text:p text:style-name="P30">Проверка на неправильность ввода</text:p>
          </table:table-cell>
          <table:table-cell table:style-name="Таблица3.C2" office:value-type="string">
            <text:p text:style-name="P29">Wrong <text:span text:style-name="T39">sizes</text:span></text:p>
          </table:table-cell>
        </table:table-row>
      </table:table>
      <text:p text:style-name="P2"/>
      <text:p text:style-name="P5"/>
      <text:p text:style-name="P2"/>
      <text:p text:style-name="P73">6. Функции</text:p>
      <text:p text:style-name="P61"/>
      <text:p text:style-name="P53">Для создания матрицы</text:p>
      <text:p text:style-name="P2">int allocate_matrix(matrix_t *mtr, size_t n, size_t m)</text:p>
      <text:p text:style-name="P2"/>
      <text:p text:style-name="P53">Для освобождения матрицы</text:p>
      <text:p text:style-name="P49">void free_matrix(matrix_t *mtr);</text:p>
      <text:p text:style-name="P49"/>
      <text:p text:style-name="P53">Аналогичные функции для матрицы в виде трех объектов</text:p>
      <text:p text:style-name="P49">int allocate_rows_start(row_start_t **rs);</text:p>
      <text:p text:style-name="P49">void free_pmatrix(pmatrix_t *pmtr);</text:p>
      <text:p text:style-name="P49"/>
      <text:p text:style-name="P54">Чтение и печать матрицы</text:p>
      <text:p text:style-name="P50">int fread_matrix(matrix_t *mtr, FILE *src);</text:p>
      <text:p text:style-name="P50">void fwrite_matrix(matrix_t mtr, FILE *dst);</text:p>
      <text:p text:style-name="P50"/>
      <text:p text:style-name="P54">Умножение матрицы на вектор обычным способом</text:p>
      <text:p text:style-name="P50">int mlt_mtr_vec(matrix_t mtr, column_t column, column_t *res);</text:p>
      <text:p text:style-name="P50"/>
      <text:p text:style-name="P54">Чтение и печать матрицы в виде трех объектов</text:p>
      <text:p text:style-name="P50">int read_pmatrix_from_matrix(pmatrix_t *pmtr, matrix_t mtr);</text:p>
      <text:p text:style-name="P50">int fread_pmatrix(pmatrix_t *pmtr, FILE *src);</text:p>
      <text:p text:style-name="P50">void fwrite_pmatrix(pmatrix_t pmtr, FILE *dst);</text:p>
      <text:p text:style-name="P50"/>
      <text:p text:style-name="P55">Умножение матрицы на вектор в виде трех объектов</text:p>
      <text:p text:style-name="P50">int mlt_pmtr_pvec(pmatrix_t pmtr, pvector_t column, pvector_t *res);</text:p>
      <text:p text:style-name="P71"><text:span text:style-name="T63">7</text:span>. Оценка эффективности программы.</text:p>
      <text:p text:style-name="P2"/>
      <text:p text:style-name="P3">Оценка сложностей:</text:p>
      <text:p text:style-name="Footer"><text:span text:style-name="Основной_20_шрифт_20_абзаца"><text:span text:style-name="T18">1. </text:span></text:span><text:span text:style-name="Основной_20_шрифт_20_абзаца"><text:span text:style-name="T12">Оценка обычного перемножения:</text:span></text:span></text:p>
      <text:p text:style-name="Footer"><text:span text:style-name="Основной_20_шрифт_20_абзаца"><text:span text:style-name="T18">Два цикла с постоянными границами, следовательно </text:span></text:span><text:span text:style-name="Основной_20_шрифт_20_абзаца"><text:span text:style-name="T26">O</text:span></text:span><text:span text:style-name="Основной_20_шрифт_20_абзаца"><text:span text:style-name="T18">(</text:span></text:span><text:span text:style-name="Основной_20_шрифт_20_абзаца"><text:span text:style-name="T26">n</text:span></text:span><text:span text:style-name="Основной_20_шрифт_20_абзаца"><text:span text:style-name="T18">^2)</text:span></text:span></text:p>
      <text:p text:style-name="P9"/>
      <text:p text:style-name="Footer"><text:span text:style-name="Основной_20_шрифт_20_абзаца"><text:span text:style-name="T18">2. </text:span></text:span><text:span text:style-name="Основной_20_шрифт_20_абзаца"><text:span text:style-name="T12">Умножени</text:span></text:span><text:span text:style-name="Основной_20_шрифт_20_абзаца"><text:span text:style-name="T15">е матрицы на вектор в виде трех объектов</text:span></text:span><text:span text:style-name="Основной_20_шрифт_20_абзаца"><text:span text:style-name="T12">:</text:span></text:span></text:p>
      <text:p text:style-name="Footer"><text:span text:style-name="Основной_20_шрифт_20_абзаца"><text:span text:style-name="T23">Три</text:span></text:span><text:span text:style-name="Основной_20_шрифт_20_абзаца"><text:span text:style-name="T23"> цикла: проход по строкам матрицы, проход по ненулевым элементам строки, поиск соответствующего элемента в столбце</text:span></text:span><text:span text:style-name="Основной_20_шрифт_20_абзаца"><text:span text:style-name="T18">, т.е </text:span></text:span><text:span text:style-name="Основной_20_шрифт_20_абзаца"><text:span text:style-name="T26">O</text:span></text:span><text:span text:style-name="Основной_20_шрифт_20_абзаца"><text:span text:style-name="T18">(</text:span></text:span><text:span text:style-name="Основной_20_шрифт_20_абзаца"><text:span text:style-name="T26">n</text:span></text:span><text:span text:style-name="Основной_20_шрифт_20_абзаца"><text:span text:style-name="T18">^</text:span></text:span><text:span text:style-name="Основной_20_шрифт_20_абзаца"><text:span text:style-name="T23">3</text:span></text:span><text:span text:style-name="Основной_20_шрифт_20_абзаца"><text:span text:style-name="T18">).</text:span></text:span></text:p>
      <text:p text:style-name="Footer"><text:span text:style-name="Основной_20_шрифт_20_абзаца"><text:span text:style-name="T18">3. </text:span></text:span><text:span text:style-name="Основной_20_шрифт_20_абзаца"><text:span text:style-name="T12">Оценка памяти(64-х разрядная машина с 4-байтным </text:span></text:span><text:span text:style-name="Основной_20_шрифт_20_абзаца"><text:span text:style-name="T28">int</text:span></text:span><text:span text:style-name="Основной_20_шрифт_20_абзаца"><text:span text:style-name="T12">):</text:span></text:span></text:p>
      <text:p text:style-name="P46"><text:span text:style-name="Основной_20_шрифт_20_абзаца"><text:span text:style-name="T53">Д</text:span></text:span><text:span text:style-name="Основной_20_шрифт_20_абзаца">ля матрицы </text:span><text:span text:style-name="Основной_20_шрифт_20_абзаца"><text:span text:style-name="T53">512</text:span></text:span><text:span text:style-name="Основной_20_шрифт_20_абзаца">*</text:span><text:span text:style-name="Основной_20_шрифт_20_абзаца"><text:span text:style-name="T53">512</text:span></text:span><text:span text:style-name="Основной_20_шрифт_20_абзаца"> c </text:span><text:span text:style-name="Основной_20_шрифт_20_абзаца"><text:span text:style-name="T53">25</text:span></text:span><text:span text:style-name="Основной_20_шрифт_20_абзаца">%-ой заполненностью</text:span> выигрышь в памяти в 5 раз.</text:p>
      <text:p text:style-name="P64"/>
      <table:table table:name="Таблица4" table:style-name="Таблица4">
        <table:table-column table:style-name="Таблица4.A"/>
        <table:table-column table:style-name="Таблица4.B" table:number-columns-repeated="2"/>
        <table:table-row>
          <table:table-cell table:style-name="Таблица4.A1" office:value-type="string">
            <text:p text:style-name="P69">Zero percent | matrix size</text:p>
          </table:table-cell>
          <table:table-cell table:style-name="Таблица4.A1" office:value-type="string">
            <text:p text:style-name="P67">normal</text:p>
          </table:table-cell>
          <table:table-cell table:style-name="Таблица4.A1" office:value-type="string">
            <text:p text:style-name="P68">packed</text:p>
          </table:table-cell>
        </table:table-row>
        <table:table-row>
          <table:table-cell table:style-name="Таблица4.A1" office:value-type="string">
            <text:p text:style-name="P65">800x800</text:p>
          </table:table-cell>
          <table:table-cell table:style-name="Таблица4.A1" office:value-type="string">
            <text:p text:style-name="P66"/>
          </table:table-cell>
          <table:table-cell table:style-name="Таблица4.A1" office:value-type="string">
            <text:p text:style-name="P66"/>
          </table:table-cell>
        </table:table-row>
        <table:table-row table:style-name="Таблица4.3">
          <table:table-cell table:style-name="Таблица4.A1" office:value-type="string">
            <text:p text:style-name="P66"><text:span text:style-name="T64">66</text:span>%</text:p>
          </table:table-cell>
          <table:table-cell table:style-name="Таблица4.A1" office:value-type="string">
            <text:p text:style-name="Standard"><text:span text:style-name="Основной_20_шрифт_20_абзаца"><text:span text:style-name="T65">0.001866s</text:span></text:span></text:p>
          </table:table-cell>
          <table:table-cell table:style-name="Таблица4.A1" office:value-type="string">
            <text:p text:style-name="Footer"><text:span text:style-name="Основной_20_шрифт_20_абзаца"><text:span text:style-name="T65">0.001907s</text:span></text:span></text:p>
          </table:table-cell>
        </table:table-row>
        <table:table-row>
          <table:table-cell table:style-name="Таблица4.A1" office:value-type="string">
            <text:p text:style-name="Standard"><text:span text:style-name="Основной_20_шрифт_20_абзаца"><text:span text:style-name="T66">67</text:span></text:span><text:span text:style-name="Основной_20_шрифт_20_абзаца"><text:span text:style-name="T65">%</text:span></text:span></text:p>
          </table:table-cell>
          <table:table-cell table:style-name="Таблица4.A1" office:value-type="string">
            <text:p text:style-name="Footer"><text:span text:style-name="Основной_20_шрифт_20_абзаца"><text:span text:style-name="T67">0.001847s</text:span></text:span></text:p>
          </table:table-cell>
          <table:table-cell table:style-name="Таблица4.A1" office:value-type="string">
            <text:p text:style-name="Standard"><text:span text:style-name="Основной_20_шрифт_20_абзаца"><text:span text:style-name="T67">0.001787s</text:span></text:span></text:p>
          </table:table-cell>
        </table:table-row>
        <table:table-row>
          <table:table-cell table:style-name="Таблица4.A1" office:value-type="string">
            <text:p text:style-name="P64"><text:span text:style-name="T40">68</text:span>%</text:p>
          </table:table-cell>
          <table:table-cell table:style-name="Таблица4.A1" office:value-type="string">
            <text:p text:style-name="Footer"><text:span text:style-name="Основной_20_шрифт_20_абзаца"><text:span text:style-name="T67">0.001851s</text:span></text:span></text:p>
          </table:table-cell>
          <table:table-cell table:style-name="Таблица4.A1" office:value-type="string">
            <text:p text:style-name="Footer"><text:span text:style-name="Основной_20_шрифт_20_абзаца"><text:span text:style-name="T67">0.001757s</text:span></text:span></text:p>
          </table:table-cell>
        </table:table-row>
        <table:table-row>
          <table:table-cell table:style-name="Таблица4.A1" office:value-type="string">
            <text:p text:style-name="P65"><text:span text:style-name="T40">2</text:span>00* <text:span text:style-name="T40">2</text:span>00</text:p>
          </table:table-cell>
          <table:table-cell table:style-name="Таблица4.A1" office:value-type="string">
            <text:p text:style-name="P64"/>
          </table:table-cell>
          <table:table-cell table:style-name="Таблица4.A1" office:value-type="string">
            <text:p text:style-name="P64"/>
          </table:table-cell>
        </table:table-row>
        <table:table-row>
          <table:table-cell table:style-name="Таблица4.A1" office:value-type="string">
            <text:p text:style-name="P64">5<text:span text:style-name="T40">7</text:span>%</text:p>
          </table:table-cell>
          <table:table-cell table:style-name="Таблица4.A1" office:value-type="string">
            <text:p text:style-name="Footer"><text:span text:style-name="Основной_20_шрифт_20_абзаца"><text:span text:style-name="T68">0.000106s</text:span></text:span></text:p>
          </table:table-cell>
          <table:table-cell table:style-name="Таблица4.A1" office:value-type="string">
            <text:p text:style-name="P31"><text:span text:style-name="Основной_20_шрифт_20_абзаца"><text:span text:style-name="T68">0.000121s</text:span></text:span></text:p>
          </table:table-cell>
        </table:table-row>
        <table:table-row>
          <table:table-cell table:style-name="Таблица4.A1" office:value-type="string">
            <text:p text:style-name="P64"><text:span text:style-name="T40">59</text:span>%</text:p>
          </table:table-cell>
          <table:table-cell table:style-name="Таблица4.A1" office:value-type="string">
            <text:p text:style-name="P6"><text:span text:style-name="Основной_20_шрифт_20_абзаца"><text:span text:style-name="T68">0.000107s</text:span></text:span></text:p>
          </table:table-cell>
          <table:table-cell table:style-name="Таблица4.A1" office:value-type="string">
            <text:p text:style-name="P74"><text:span text:style-name="Основной_20_шрифт_20_абзаца"><text:span text:style-name="T69">0.000108s</text:span></text:span></text:p>
          </table:table-cell>
        </table:table-row>
        <table:table-row>
          <table:table-cell table:style-name="Таблица4.A1" office:value-type="string">
            <text:p text:style-name="P64"><text:span text:style-name="T40">61</text:span>%</text:p>
          </table:table-cell>
          <table:table-cell table:style-name="Таблица4.A1" office:value-type="string">
            <text:p text:style-name="Footer"><text:span text:style-name="Основной_20_шрифт_20_абзаца"><text:span text:style-name="T68">0.000107s</text:span></text:span></text:p>
          </table:table-cell>
          <table:table-cell table:style-name="Таблица4.A1" office:value-type="string">
            <text:p text:style-name="Footer"><text:span text:style-name="Основной_20_шрифт_20_абзаца"><text:span text:style-name="T68">0.000103s</text:span></text:span></text:p>
          </table:table-cell>
        </table:table-row>
      </table:table>
      <text:p text:style-name="P65"/>
      <text:p text:style-name="P2"/>
      <text:p text:style-name="Footer"><text:span text:style-name="Основной_20_шрифт_20_абзаца"><text:span text:style-name="T25"/></text:span></text:p>
      <text:p text:style-name="P70"><text:span text:style-name="Основной_20_шрифт_20_абзаца">8</text:span><text:span text:style-name="Основной_20_шрифт_20_абзаца"><text:span text:style-name="T33">. Выводы</text:span></text:span></text:p>
      <text:p text:style-name="P9"/>
      <text:p text:style-name="P9">Данный вид хранения разреженных матриц дает <text:span text:style-name="T35">вы</text:span><text:span text:style-name="T41">и</text:span><text:span text:style-name="T35">грышь</text:span> в памяти перед обычн<text:span text:style-name="T70">ой</text:span> м<text:span text:style-name="T70">атрицей, есди количество нулей в матрице больше 50 процентов от числа элементов.</text:span><text:span text:style-name="T43"> </text:span><text:span text:style-name="T44">В</text:span><text:span text:style-name="T71">ыигрышь в скорости наблюд</text:span>ается, <text:span text:style-name="T71">когда количество нулей в матри</text:span> с 10-ти процентов, поэтому можно сделать вывод, что данный метод эффективен при очень больших и разреженных матрицах.</text:p>
      <text:p text:style-name="P9"/>
      <text:p text:style-name="P2">Ответы на контрольные вопросы:</text:p>
      <text:p text:style-name="P2"/>
      <text:p text:style-name="Footer"><text:span text:style-name="Основной_20_шрифт_20_абзаца"><text:span text:style-name="T18">1. Память выделяется единая и выделяется размером, совпадающим с размером наибольшей части.</text:span></text:span></text:p>
      <text:p text:style-name="P3">2. Если в вариантную часть ввести данные, несоответствующие описанным, то при обращении к данным они будут интерпретироваться как описанные.</text:p>
      <text:p text:style-name="P3">3. Программист.</text:p>
      <text:p text:style-name="Footer"><text:span text:style-name="Основной_20_шрифт_20_абзаца"><text:span text:style-name="T18">4. Таблица ключей есть массив запсией, содержащих ключ и индекс, используется, чтобы уменьшить количество обращений к программе и как результат уменьшить время работы.</text:span></text:span></text:p>
      <text:p text:style-name="Footer"><text:span text:style-name="Основной_20_шрифт_20_абзаца"><text:span text:style-name="T18">5. Стоит обратить внимание на размер таблицы и на то сколько используется полей при работе с ней.</text:span></text:span></text:p>
      <text:p text:style-name="Footer"><text:span text:style-name="Основной_20_шрифт_20_абзаца"><text:span text:style-name="T18">6. Для обработки таблиц рекомендуются устойчивые сортировки с минимальным колическтвом перестановок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 LibreOffice_project/23edc44b61b830b7d749943e020e96f5a7df63bf</meta:generator>
    <dc:title/>
    <meta:initial-creator>user-lab01</meta:initial-creator>
    <meta:creation-date>2017-10-20T23:40:00Z</meta:creation-date>
    <dc:date>2020-10-27T15:51:44.907000000</dc:date>
    <meta:editing-cycles>33</meta:editing-cycles>
    <meta:editing-duration>P2DT9H27M48S</meta:editing-duration>
    <meta:document-statistic meta:table-count="4" meta:image-count="1" meta:object-count="0" meta:page-count="11" meta:paragraph-count="229" meta:word-count="1439" meta:character-count="10763" meta:non-whitespace-character-count="9051"/>
    <meta:template xlink:type="simple" xlink:actuate="onRequest" xlink:title="" xlink:href="Normal"/>
  </office:meta>
</office:document-meta>
</file>